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WWNum4"/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9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9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Heading_20_1" style:list-style-name="WWNum4"/>
    <style:style style:name="P2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Sistemas Informáticos</text:span><text:span text:style-name="T2"><text:line-break/></text:span><text:span text:style-name="T3">Unidad 04. Actividades no evaluables 01</text:span></text:p>
      <text:p text:style-name="P2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es: Sergi García, Alfredo Oltra</text:span><draw:frame draw:style-name="fr3" draw:name="image2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6"/>
      <text:p text:style-name="P5"><text:span text:style-name="T6">Unidad 04. Actividades no evaluables 01</text:span></text:p>
      <text:list xml:id="list402692926" text:style-name="WWNum4">
        <text:list-item>
          <text:p text:style-name="P1">Ejercicio 01</text:p>
        </text:list-item>
      </text:list>
      <text:p text:style-name="P7">👉 Investiga cómo crear una máquina virtual y realizar una instalación en <text:span text:style-name="T9">arranque dual</text:span> con <text:span text:style-name="T9">Windows 10</text:span> y <text:span text:style-name="T9">Ubuntu (Linux)</text:span>.</text:p>
      <text:p text:style-name="P7">📺 Este video puede ayudarte: <text:a xlink:type="simple" xlink:href="https://www.youtube.com/watch?v=nBD4KqH5CT8" text:style-name="ListLabel_20_37" text:visited-style-name="ListLabel_20_37"><text:span text:style-name="T10">https://www.youtube.com/watch?v=nBD4KqH5CT8</text:span></text:a></text:p>
      <text:p text:style-name="P8"><text:span text:style-name="T9">🔎 Lo que tienes que hacer:</text:span></text:p>
      <text:list xml:id="list741436540" text:style-name="WWNum5">
        <text:list-item>
          <text:p text:style-name="P9">Comparte en el foro tus <text:span text:style-name="T9">dificultades y dudas</text:span> (y cómo las has solucionado). Esto ayudará a tus compañeros.</text:p>
        </text:list-item>
        <text:list-item>
          <text:p text:style-name="P13">Sube al foro una <text:span text:style-name="T9">captura de pantalla de tu arranque dual funcionando</text:span>.</text:p>
        </text:list-item>
      </text:list>
      <text:p text:style-name="P8"><text:span text:style-name="T9">💡 Consejos:</text:span></text:p>
      <text:list xml:id="list1649433087" text:style-name="WWNum2">
        <text:list-item>
          <text:p text:style-name="P10"><text:span text:style-name="T9">Tip 1:</text:span> Instala <text:span text:style-name="T9">primero Windows</text:span> y después Ubuntu.</text:p>
          <text:list>
            <text:list-item>
              <text:p text:style-name="P19">Al crear las particiones, asegúrate de que <text:span text:style-name="T9">Linux tenga espacio suficiente</text:span> para instalarse.</text:p>
            </text:list-item>
          </text:list>
        </text:list-item>
        <text:list-item>
          <text:p text:style-name="P16"><text:span text:style-name="T9">Tip 2:</text:span> Si no dispones de una licencia de Windows 10, tienes dos opciones:</text:p>
          <text:list>
            <text:list-item>
              <text:p text:style-name="P19">Puedes descargar una <text:span text:style-name="T9">versión de evaluación de Windows 10 Enterprise</text:span> desde:<text:line-break/> 👉<text:a xlink:type="simple" xlink:href="https://www.microsoft.com/en-us/evalcenter/evaluate-windows-10-enterprise" text:style-name="ListLabel_20_37" text:visited-style-name="ListLabel_20_37"><text:span text:style-name="T10"> https://www.microsoft.com/en-us/evalcenter/evaluate-windows-10-enterprise</text:span></text:a></text:p>
            </text:list-item>
            <text:list-item>
              <text:p text:style-name="P19">Para nuestras actividades, también puedes usar versiones ligeras como <text:span text:style-name="T9">Tiny10</text:span>, que requieren menos recursos. <text:line-break/> 👉<text:a xlink:type="simple" xlink:href="https://archive.org/details/tiny-10-NTDEV" text:style-name="ListLabel_20_37" text:visited-style-name="ListLabel_20_37"><text:span text:style-name="T10">https://archive.org/details/tiny-10-NTDEV</text:span></text:a></text:p>
            </text:list-item>
          </text:list>
        </text:list-item>
      </text:list>
      <text:list xml:id="list14239012410414" text:continue-list="list402692926" text:style-name="WWNum4">
        <text:list-item>
          <text:p text:style-name="P25"><text:bookmark text:name="_jrq5j4it38g2"/><text:soft-page-break/>Ejercicio 02</text:p>
        </text:list-item>
      </text:list>
      <text:p text:style-name="Standard">Instala Docker en tu máquina (puedes pedir ayuda en el foro) o utiliza la plataforma online: <text:a xlink:type="simple" xlink:href="https://labs.play-with-docker.com/" text:style-name="ListLabel_20_37" text:visited-style-name="ListLabel_20_37"><text:span text:style-name="T10">https://labs.play-with-docker.com/</text:span></text:a>. Cuando tengas el entorno listo, ve a <text:s/><text:a xlink:type="simple" xlink:href="https://sergarb1.github.io/CursoIntroduccionADocker/" text:style-name="ListLabel_20_37" text:visited-style-name="ListLabel_20_37"><text:span text:style-name="T10">https://sergarb1.github.io/CursoIntroduccionADocker/</text:span></text:a> y realiza las siguientes actividades guiadas.</text:p>
      <text:p text:style-name="P8"><text:span text:style-name="T9">📚 Actividades obligatorias para nuestra asignatura:</text:span></text:p>
      <text:list xml:id="list1257244212" text:style-name="WWNum3">
        <text:list-item>
          <text:p text:style-name="P11">Lee detenidamente la <text:span text:style-name="T9">Unidad 3</text:span>.</text:p>
        </text:list-item>
        <text:list-item>
          <text:p text:style-name="P17">Realiza los <text:span text:style-name="T9">Casos prácticos 2 y 3</text:span> de la Unidad 3.</text:p>
        </text:list-item>
        <text:list-item>
          <text:p text:style-name="P17">Lee con atención la <text:span text:style-name="T9">Unidad 4</text:span> (es fundamental para aprender a hacer <text:span text:style-name="T11">commit</text:span> y subir imágenes a Docker Hub).</text:p>
        </text:list-item>
        <text:list-item>
          <text:p text:style-name="P17">Lee la <text:span text:style-name="T9">Unidad 5</text:span>.</text:p>
        </text:list-item>
        <text:list-item>
          <text:p text:style-name="P17">Haz el <text:span text:style-name="T9">Primer caso práctico</text:span> de la Unidad 5.</text:p>
        </text:list-item>
        <text:list-item>
          <text:p text:style-name="P17">Lee la <text:span text:style-name="T9">Unidad 6</text:span>.</text:p>
        </text:list-item>
        <text:list-item>
          <text:p text:style-name="P14">Haz los <text:span text:style-name="T9">Casos prácticos 1 y 2</text:span> de la Unidad 6</text:p>
        </text:list-item>
      </text:list>
      <text:p text:style-name="P8"><text:span text:style-name="T9">📌 Actividades opcionales (muy recomendadas si quieres profundizar):</text:span></text:p>
      <text:list xml:id="list559534368" text:style-name="WWNum1">
        <text:list-item>
          <text:p text:style-name="P12">Realiza el resto de casos prácticos de la Unidad 3.</text:p>
        </text:list-item>
        <text:list-item>
          <text:p text:style-name="P18">Completa todos los casos prácticos de la Unidad 4.</text:p>
        </text:list-item>
        <text:list-item>
          <text:p text:style-name="P18">Haz los casos prácticos restantes de las Unidades 5 y 6.</text:p>
        </text:list-item>
        <text:list-item>
          <text:p text:style-name="P15">Explora todos los casos prácticos de las Unidades 7 y 8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4. Máquinas virtuales y contenedores</text:span></text:p>
      </style:header>
      <style:footer>
        <text:p text:style-name="MP4"><text:span text:style-name="MT1">CFGS DAM/DAW<text:tab/><text:tab/>Unidad 04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4" meta:word-count="337" meta:character-count="2127" meta:non-whitespace-character-count="1837"/>
    <meta:generator>LibreOfficeDev/6.0.5.2$Linux_X86_64 LibreOffice_project/</meta:generator>
  </office:meta>
</office:document-meta>
</file>